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730dd"/>
    </style:style>
    <style:style style:name="P3" style:family="paragraph" style:parent-style-name="Table_20_Contents">
      <style:text-properties officeooo:rsid="001730dd" officeooo:paragraph-rsid="001730dd"/>
    </style:style>
    <style:style style:name="P4" style:family="paragraph" style:parent-style-name="Table_20_Contents">
      <style:text-properties officeooo:rsid="001730dd" officeooo:paragraph-rsid="0017d013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Azione_20_sistema" style:list-style-name="Numerazione_20_UC">
      <style:text-properties officeooo:rsid="001730dd" officeooo:paragraph-rsid="0019b66c"/>
    </style:style>
    <style:style style:name="P8" style:family="paragraph" style:parent-style-name="Azione_20_sistema" style:list-style-name="Numerazione_20_UC">
      <style:text-properties officeooo:paragraph-rsid="001b317f"/>
    </style:style>
    <style:style style:name="P9" style:family="paragraph" style:parent-style-name="Azione_20_sistema" style:list-style-name="Numerazione_20_UC">
      <style:text-properties officeooo:rsid="00192e25" officeooo:paragraph-rsid="0019b66c"/>
    </style:style>
    <style:style style:name="P10" style:family="paragraph" style:parent-style-name="Azione_20_attore" style:list-style-name="Numerazione_20_UC">
      <style:text-properties officeooo:rsid="001730dd" officeooo:paragraph-rsid="0019b66c"/>
    </style:style>
    <style:style style:name="P11" style:family="paragraph" style:parent-style-name="Azione_20_attore" style:list-style-name="Numerazione_20_UC">
      <style:text-properties officeooo:paragraph-rsid="0019b66c"/>
    </style:style>
    <style:style style:name="P12" style:family="paragraph" style:parent-style-name="Azione_20_attore" style:list-style-name="Numerazione_20_UC">
      <style:text-properties officeooo:rsid="0019b66c" officeooo:paragraph-rsid="0019b66c"/>
    </style:style>
    <style:style style:name="P13" style:family="paragraph" style:parent-style-name="Azione_20_attore" style:list-style-name="Numerazione_20_UC">
      <style:text-properties officeooo:rsid="00192e25" officeooo:paragraph-rsid="0019b66c"/>
    </style:style>
    <style:style style:name="P14" style:family="paragraph" style:parent-style-name="Azione_20_attore" style:list-style-name="Numerazione_20_UC">
      <style:text-properties officeooo:rsid="001b317f" officeooo:paragraph-rsid="001b317f"/>
    </style:style>
    <style:style style:name="T1" style:family="text">
      <style:text-properties officeooo:rsid="0017d013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 officeooo:rsid="00115e89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normal" officeooo:rsid="0017d013" style:font-size-asian="12pt" style:font-weight-asian="normal" style:font-size-complex="12pt" style:font-weight-complex="normal"/>
    </style:style>
    <style:style style:name="T4" style:family="text">
      <style:text-properties officeooo:rsid="0019e3b1"/>
    </style:style>
    <style:style style:name="T5" style:family="text">
      <style:text-properties officeooo:rsid="001730dd"/>
    </style:style>
    <style:style style:name="T6" style:family="text">
      <style:text-properties officeooo:rsid="0019b66c"/>
    </style:style>
    <style:style style:name="T7" style:family="text">
      <style:text-properties officeooo:rsid="001b317f"/>
    </style:style>
    <style:style style:name="T8" style:family="text">
      <style:text-properties officeooo:rsid="00192e25"/>
    </style:style>
    <style:style style:name="T9" style:family="text">
      <style:text-properties officeooo:rsid="001a8d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Aggiungi nuovo <text:span text:style-name="T1">p</text:span><text:span text:style-name="T2">ersonale </text:span><text:span text:style-name="T3">educativ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<text:span text:style-name="T1">Impiegato di segreteria </text:span><text:span text:style-name="T4">o da delegato del ret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">Impiegato di segreteria </text:span><text:span text:style-name="T4">o delegato rettore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1535815697" text:style-name="Numerazione_20_UC">
              <text:list-item text:start-value="1">
                <text:p text:style-name="P10">L'utente accede alla sezione relativa <text:span text:style-name="T4">all'accettazione dei bambini</text:span><text:span text:style-name="T6">.</text:span></text:p>
              </text:list-item>
              <text:list-item>
                <text:p text:style-name="P7">Il sistema mostra l'interfaccia <text:span text:style-name="T6">per </text:span><text:span text:style-name="T4">consulta della lista dei bambini accettati e dell'accettazione del bambino </text:span>.</text:p>
              </text:list-item>
              <text:list-item>
                <text:p text:style-name="P11"><text:span text:style-name="T5">L'utente accede alla sezione relativa </text:span><text:span text:style-name="T4">all'accentazione bambino</text:span><text:span text:style-name="T5">.</text:span></text:p>
              </text:list-item>
              <text:list-item>
                <text:p text:style-name="P12">Il sistema mostra l'elenco de<text:span text:style-name="T4">i bambini </text:span><text:s/>a cui non è stato ancora assegnato <text:span text:style-name="T4">la classe</text:span>.</text:p>
              </text:list-item>
              <text:list-item>
                <text:p text:style-name="P13">L'utente effettua la <text:span text:style-name="T6">selezione d</text:span><text:span text:style-name="T4">i un bambino.</text:span></text:p>
              </text:list-item>
              <text:list-item>
                <text:p text:style-name="P8"><text:span text:style-name="T7">Il sis</text:span><text:span text:style-name="T4">tema mostra la classe <text:s/>in cui il bambino entrerà</text:span><text:span text:style-name="T8">.</text:span></text:p>
              </text:list-item>
              <text:list-item>
                <text:p text:style-name="P9">Il sistema mostra all'utente <text:span text:style-name="T9">un messaggio di conferma dell'operazione</text:span>.</text:p>
              </text:list-item>
              <text:list-item>
                <text:p text:style-name="P13">L'utente <text:span text:style-name="T9">dà al sistema ulteriore conferma dell'operazione</text:span>.</text:p>
                <text:p text:style-name="P9">Il sistema esegue l'operazione e dà notifica di avvenut<text:span text:style-name="T7">o inserimento del </text:span><text:span text:style-name="T4">bambino in graduatoria</text:span>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L'utente ha confermato l'operazione ed i dati sono stati aggiornati all'interno del sistema OR </text:p>
            <text:p text:style-name="P3">L'utente ha annullato l'operazione ed i dati del sistema sono rimasti immut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>I. L'operazione non è andata a buon fine per un errore del sistema; viene visualizzato un messaggio di errore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L'operazione di aggiunta non deve richiedere più di 5 secondi.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4:46:07</meta:creation-date>
    <meta:editing-duration>P0D</meta:editing-duration>
    <meta:editing-cycles>4</meta:editing-cycles>
    <meta:generator>LibreOffice/3.6$MacOSX_x86 LibreOffice_project/da8c1e6-fd468f4-454e206-f42a4a9-143cfd</meta:generator>
    <dc:date>2012-10-20T10:50:29</dc:date>
    <meta:document-statistic meta:table-count="1" meta:image-count="0" meta:object-count="0" meta:page-count="1" meta:paragraph-count="25" meta:word-count="201" meta:character-count="1331" meta:non-whitespace-character-count="1160"/>
  </office:meta>
</office:document-meta>
</file>